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top="0in" fo:margin-bottom="0in" loext:contextual-spacing="false"/>
      <style:text-properties fo:font-size="12pt" fo:font-weight="normal" officeooo:paragraph-rsid="0000e0f3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officeooo:paragraph-rsid="0000e0f3"/>
    </style:style>
    <style:style style:name="P3" style:family="paragraph" style:parent-style-name="Standard">
      <style:text-properties officeooo:paragraph-rsid="0000e0f3"/>
    </style:style>
    <style:style style:name="P4" style:family="paragraph" style:parent-style-name="Standard">
      <style:text-properties officeooo:rsid="0000e0f3" officeooo:paragraph-rsid="0000e0f3"/>
    </style:style>
    <style:style style:name="P5" style:family="paragraph" style:parent-style-name="Standard">
      <style:paragraph-properties fo:text-align="center" style:justify-single-word="false"/>
      <style:text-properties officeooo:rsid="0000e0f3" officeooo:paragraph-rsid="0000e0f3"/>
    </style:style>
    <style:style style:name="P6" style:family="paragraph" style:parent-style-name="Standard">
      <style:paragraph-properties fo:text-align="center" style:justify-single-word="false" fo:break-before="page"/>
      <style:text-properties officeooo:paragraph-rsid="0000e0f3"/>
    </style:style>
    <style:style style:name="T1" style:family="text">
      <style:text-properties officeooo:rsid="0000e0f3"/>
    </style:style>
    <style:style style:name="T2" style:family="text">
      <style:text-properties officeooo:rsid="0002b7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 Selected <text:span text:style-name="T1">Neural Network </text:span>Videography</text:p>
      <text:p text:style-name="P5">By no means comprehensive, just some things I found interesting or amusing. </text:p>
      <text:p text:style-name="P2"/>
      <text:p text:style-name="P3">How Deep Neural Networks Work</text:p>
      <text:p text:style-name="P3"><text:a xlink:type="simple" xlink:href="https://www.youtube.com/watch?v=ILsA4nyG7I0&amp;t=23s" office:target-frame-name="_top" xlink:show="replace" text:style-name="Internet_20_link" text:visited-style-name="Visited_20_Internet_20_Link">https://www.youtube.com/watch?v=ILsA4nyG7I0&amp;t=23s</text:a></text:p>
      <text:p text:style-name="P3"/>
      <text:p text:style-name="P3">Playlist:</text:p>
      <text:p text:style-name="P3"><text:tab/>But What *Is* a Neural Network?</text:p>
      <text:p text:style-name="P3"><text:tab/>Gradient Descent: How Neural Networks Learn</text:p>
      <text:p text:style-name="P3"><text:tab/>What is Backpropagation Really Doing?</text:p>
      <text:p text:style-name="P3"><text:tab/>Appendix: Backpropagation Calculus</text:p>
      <text:p text:style-name="P3"><text:a xlink:type="simple" xlink:href="https://www.youtube.com/watch?v=aircAruvnKk&amp;list=PLZHQObOWTQDNU6R1_67000Dx_ZCJB-3pi" office:target-frame-name="_top" xlink:show="replace" text:style-name="Internet_20_link" text:visited-style-name="Visited_20_Internet_20_Link">https://www.youtube.com/watch?v=aircAruvnKk&amp;list=PLZHQObOWTQDNU6R1_67000Dx_ZCJB-3pi</text:a></text:p>
      <text:p text:style-name="P3"/>
      <text:p text:style-name="P3">How Convolutional Neural Networks Work</text:p>
      <text:p text:style-name="P3"><text:a xlink:type="simple" xlink:href="https://www.youtube.com/watch?v=FmpDIaiMIeA&amp;t=16s" office:target-frame-name="_top" xlink:show="replace" text:style-name="Internet_20_link" text:visited-style-name="Visited_20_Internet_20_Link">https://www.youtube.com/watch?v=FmpDIaiMIeA&amp;t=16s</text:a></text:p>
      <text:p text:style-name="P3"/>
      <text:p text:style-name="P3">Deep Neural Networks are Easily Fooled</text:p>
      <text:p text:style-name="P3"><text:a xlink:type="simple" xlink:href="https://www.youtube.com/watch?v=M2IebCN9Ht4&amp;t=30s" office:target-frame-name="_top" xlink:show="replace" text:style-name="Internet_20_link" text:visited-style-name="Visited_20_Internet_20_Link">https://www.youtube.com/watch?v=M2IebCN9Ht4&amp;t=30s</text:a></text:p>
      <text:p text:style-name="P3"/>
      <text:p text:style-name="P3">Breaking Deep Learning Systems with Adversarial Examples</text:p>
      <text:p text:style-name="P3"><text:a xlink:type="simple" xlink:href="https://www.youtube.com/watch?v=j9FLOinaG94" office:target-frame-name="_top" xlink:show="replace" text:style-name="Internet_20_link" text:visited-style-name="Visited_20_Internet_20_Link">https://www.youtube.com/watch?v=j9FLOinaG94</text:a></text:p>
      <text:p text:style-name="P3"/>
      <text:p text:style-name="P3">Tensorflow and deep learning without a PhD</text:p>
      <text:p text:style-name="P3"><text:a xlink:type="simple" xlink:href="https://www.youtube.com/watch?v=vq2nnJ4g6N0" office:target-frame-name="_top" xlink:show="replace" text:style-name="Internet_20_link" text:visited-style-name="Visited_20_Internet_20_Link">https://www.youtube.com/watch?v=vq2nnJ4g6N0</text:a></text:p>
      <text:p text:style-name="P3">Very good, very detailed. Worth it if you have 2 ½ hours.</text:p>
      <text:p text:style-name="P3"/>
      <text:p text:style-name="P3">A friendly introduction to deep learning</text:p>
      <text:p text:style-name="P3"><text:a xlink:type="simple" xlink:href="https://www.youtube.com/watch?v=BR9h47Jtqyw" office:target-frame-name="_top" xlink:show="replace" text:style-name="Internet_20_link" text:visited-style-name="Visited_20_Internet_20_Link">https://www.youtube.com/watch?v=BR9h47Jtqyw</text:a></text:p>
      <text:p text:style-name="P3">Good, but slow-paced. The preliminaries (prior to about 12:30) can be safely skipped if you’ve been paying attention in class.</text:p>
      <text:p text:style-name="P3"/>
      <text:h text:style-name="P1" text:outline-level="1"><text:bookmark text:name="eow-title"/>A friendly introduction to Convolutional Neural Networks and Image Recognition</text:h>
      <text:p text:style-name="P3"><text:a xlink:type="simple" xlink:href="https://www.youtube.com/watch?v=2-Ol7ZB0MmU" office:target-frame-name="_top" xlink:show="replace" text:style-name="Internet_20_link" text:visited-style-name="Visited_20_Internet_20_Link">https://www.youtube.com/watch?v=2-Ol7ZB0MmU</text:a></text:p>
      <text:p text:style-name="P3">Good, but slow-paced. May be helpful if you’re getting stuck on details.</text:p>
      <text:p text:style-name="P3"/>
      <text:p text:style-name="P3">Developing Neural Networks in Visual Studio</text:p>
      <text:p text:style-name="P3"><text:a xlink:type="simple" xlink:href="https://www.youtube.com/watch?v=9aHJ-FAzQaE&amp;t=2457s" office:target-frame-name="_top" xlink:show="replace" text:style-name="Internet_20_link" text:visited-style-name="Visited_20_Internet_20_Link">https://www.youtube.com/watch?v=9aHJ-FAzQaE&amp;t=2457s</text:a></text:p>
      <text:p text:style-name="P3">The discussion of activation functions and error functions starting at about 24:00 is particularly good. The C# code starts around 36:00.</text:p>
      <text:p text:style-name="P3"/>
      <text:p text:style-name="P3">How Google DeepMind Conquered the Game of Go</text:p>
      <text:p text:style-name="P3"><text:a xlink:type="simple" xlink:href="https://www.youtube.com/watch?v=derC33ODrME" office:target-frame-name="_top" xlink:show="replace" text:style-name="Internet_20_link" text:visited-style-name="Visited_20_Internet_20_Link">https://www.youtube.com/watch?v=derC33ODrME</text:a></text:p>
      <text:p text:style-name="P3">Very good discussion, not particularly technical. Not quite an hour in length.</text:p>
      <text:p text:style-name="P3"/>
      <text:p text:style-name="P4">Neural Network MarI/O plays Nintendo: </text:p>
      <text:p text:style-name="P4"><text:a xlink:type="simple" xlink:href="https://www.youtube.com/watch?v=qv6UVOQ0F44" text:style-name="Internet_20_link" text:visited-style-name="Visited_20_Internet_20_Link">https://www.youtube.com/watch?v=qv6UVOQ0F44</text:a></text:p>
      <text:p text:style-name="P4">This person has some related videos training it on other games, including sharing time with an AI <text:span text:style-name="T2">to train it in</text:span> Mario Kar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size-complex="24pt" style:font-weight-complex="bold" fo:hyphenate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0:12:36.004000000</meta:creation-date>
    <dc:date>2019-03-04T10:21:57.591000000</dc:date>
    <meta:editing-duration>PT9M21S</meta:editing-duration>
    <meta:editing-cycles>2</meta:editing-cycles>
    <meta:generator>LibreOffice/6.2.0.3$Windows_X86_64 LibreOffice_project/98c6a8a1c6c7b144ce3cc729e34964b47ce25d62</meta:generator>
    <meta:document-statistic meta:table-count="0" meta:image-count="0" meta:object-count="0" meta:page-count="1" meta:paragraph-count="34" meta:word-count="214" meta:character-count="1851" meta:non-whitespace-character-count="1664"/>
  </office:meta>
</office:document-meta>
</file>